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normal" style:font-weight-asian="normal" style:font-weight-complex="normal"/>
    </style:style>
    <style:style style:name="P2" style:family="paragraph" style:parent-style-name="Standard">
      <style:text-properties style:font-name="Verdana" fo:font-weight="normal" officeooo:paragraph-rsid="002631f4" style:font-weight-asian="normal" style:font-weight-complex="normal"/>
    </style:style>
    <style:style style:name="P3" style:family="paragraph" style:parent-style-name="Standard">
      <style:text-properties style:font-name="Verdana" fo:font-weight="bold" officeooo:rsid="002631f4" style:font-weight-asian="bold" style:font-weight-complex="bold"/>
    </style:style>
    <style:style style:name="P4" style:family="paragraph" style:parent-style-name="Standard">
      <style:text-properties officeooo:paragraph-rsid="00309561"/>
    </style:style>
    <style:style style:name="P5" style:family="paragraph" style:parent-style-name="Standard">
      <style:paragraph-properties fo:margin-top="0cm" fo:margin-bottom="1cm" loext:contextual-spacing="false"/>
      <style:text-properties style:font-name="Verdana" officeooo:paragraph-rsid="002e806c"/>
    </style:style>
    <style:style style:name="P6" style:family="paragraph" style:parent-style-name="Standard">
      <style:paragraph-properties fo:margin-top="0cm" fo:margin-bottom="0.4cm" loext:contextual-spacing="false" fo:padding="0.049cm" fo:border-left="none" fo:border-right="none" fo:border-top="none" fo:border-bottom="0.06pt solid #5983b0"/>
      <style:text-properties fo:color="#5983b0" style:font-name="Verdana" fo:font-size="14pt" style:text-underline-style="none" style:font-size-asian="14pt" style:font-size-complex="14pt"/>
    </style:style>
    <style:style style:name="P7" style:family="paragraph" style:parent-style-name="Standard">
      <style:paragraph-properties fo:margin-top="0cm" fo:margin-bottom="0.4cm" loext:contextual-spacing="false" fo:padding="0.049cm" fo:border-left="none" fo:border-right="none" fo:border-top="none" fo:border-bottom="0.06pt solid #5983b0"/>
      <style:text-properties fo:color="#5983b0" style:font-name="Verdana" fo:font-size="14pt" style:text-underline-style="none" officeooo:rsid="0026d8eb" officeooo:paragraph-rsid="0026d8eb" style:font-size-asian="14pt" style:font-size-complex="14pt"/>
    </style:style>
    <style:style style:name="P8" style:family="paragraph" style:parent-style-name="Standard">
      <style:paragraph-properties fo:margin-top="0cm" fo:margin-bottom="0.4cm" loext:contextual-spacing="false" fo:padding="0.049cm" fo:border-left="none" fo:border-right="none" fo:border-top="none" fo:border-bottom="0.06pt solid #5983b0"/>
      <style:text-properties fo:color="#5983b0" style:font-name="Verdana" fo:font-size="14pt" style:text-underline-style="none" officeooo:rsid="00322e03" style:font-size-asian="14pt" style:font-size-complex="14pt"/>
    </style:style>
    <style:style style:name="P9" style:family="paragraph" style:parent-style-name="Standard">
      <style:paragraph-properties fo:margin-top="1cm" fo:margin-bottom="0.4cm" loext:contextual-spacing="false" fo:padding="0.049cm" fo:border-left="none" fo:border-right="none" fo:border-top="none" fo:border-bottom="0.06pt solid #5983b0"/>
      <style:text-properties fo:color="#5983b0" style:font-name="Verdana" fo:font-size="14pt" style:text-underline-style="none" officeooo:rsid="0026d8eb" officeooo:paragraph-rsid="0026d8eb" style:font-size-asian="14pt" style:font-size-complex="14pt"/>
    </style:style>
    <style:style style:name="P10" style:family="paragraph" style:parent-style-name="Standard">
      <style:paragraph-properties fo:margin-top="0.101cm" fo:margin-bottom="0.101cm" loext:contextual-spacing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top="0.101cm" fo:margin-bottom="0.101cm" loext:contextual-spacing="false"/>
      <style:text-properties fo:font-size="13pt" officeooo:paragraph-rsid="00309561" style:font-size-asian="13pt" style:font-size-complex="13pt"/>
    </style:style>
    <style:style style:name="P12" style:family="paragraph" style:parent-style-name="Standard">
      <style:paragraph-properties fo:margin-top="0.101cm" fo:margin-bottom="1.101cm" loext:contextual-spacing="false"/>
      <style:text-properties style:font-name="Verdana" fo:font-size="13pt" officeooo:paragraph-rsid="00309561" style:font-size-asian="13pt" style:font-size-complex="13pt"/>
    </style:style>
    <style:style style:name="P13" style:family="paragraph" style:parent-style-name="Standard" style:list-style-name="L1">
      <style:paragraph-properties fo:line-height="100%"/>
      <style:text-properties officeooo:paragraph-rsid="00273880"/>
    </style:style>
    <style:style style:name="P14" style:family="paragraph" style:parent-style-name="Standard" style:list-style-name="L1">
      <style:paragraph-properties fo:margin-top="0.302cm" fo:margin-bottom="0.302cm" loext:contextual-spacing="false" fo:line-height="100%"/>
      <style:text-properties style:font-name="Verdana" fo:font-size="13pt" style:text-underline-style="none" officeooo:rsid="0026d8eb" officeooo:paragraph-rsid="0026d8eb" style:font-size-asian="13pt" style:font-size-complex="13pt"/>
    </style:style>
    <style:style style:name="P15" style:family="paragraph" style:parent-style-name="Standard" style:list-style-name="L1">
      <style:paragraph-properties fo:margin-top="0.201cm" fo:margin-bottom="0.201cm" loext:contextual-spacing="false" fo:line-height="100%"/>
      <style:text-properties officeooo:paragraph-rsid="00273880"/>
    </style:style>
    <style:style style:name="P16" style:family="paragraph" style:parent-style-name="Standard" style:list-style-name="L2">
      <style:paragraph-properties fo:margin-top="0.201cm" fo:margin-bottom="0.201cm" loext:contextual-spacing="false"/>
      <style:text-properties style:font-name="Verdana" officeooo:paragraph-rsid="0037f209"/>
    </style:style>
    <style:style style:name="P17" style:family="paragraph" style:parent-style-name="Standard" style:list-style-name="L2">
      <style:paragraph-properties fo:margin-top="0.201cm" fo:margin-bottom="0.201cm" loext:contextual-spacing="false"/>
      <style:text-properties style:font-name="Verdana" officeooo:paragraph-rsid="0021d3f6"/>
    </style:style>
    <style:style style:name="P18" style:family="paragraph" style:parent-style-name="Standard" style:list-style-name="L1">
      <style:paragraph-properties fo:margin-top="0cm" fo:margin-bottom="1cm" loext:contextual-spacing="false" fo:line-height="100%"/>
      <style:text-properties style:font-name="Verdana" officeooo:paragraph-rsid="002631f4"/>
    </style:style>
    <style:style style:name="P19" style:family="paragraph" style:parent-style-name="Standard" style:list-style-name="L2">
      <style:paragraph-properties fo:margin-top="0cm" fo:margin-bottom="0.095cm" loext:contextual-spacing="false"/>
      <style:text-properties style:font-name="Verdana" fo:font-size="13pt" officeooo:paragraph-rsid="003530f4" style:font-size-asian="13pt" style:font-size-complex="13pt"/>
    </style:style>
    <style:style style:name="P20" style:family="paragraph" style:parent-style-name="Standard">
      <style:paragraph-properties fo:margin-top="0.101cm" fo:margin-bottom="0.101cm" loext:contextual-spacing="false"/>
      <style:text-properties fo:font-size="13pt" style:font-size-asian="13pt" style:font-size-complex="13pt"/>
    </style:style>
    <style:style style:name="T1" style:family="text">
      <style:text-properties officeooo:rsid="00205589"/>
    </style:style>
    <style:style style:name="T2" style:family="text">
      <style:text-properties style:font-name="Verdana"/>
    </style:style>
    <style:style style:name="T3" style:family="text">
      <style:text-properties style:font-name="Verdana" officeooo:rsid="0023a319"/>
    </style:style>
    <style:style style:name="T4" style:family="text">
      <style:text-properties style:font-name="Verdana" fo:font-size="13pt" style:text-underline-style="none" officeooo:rsid="0026d8eb" style:font-size-asian="13pt" style:font-size-complex="13pt"/>
    </style:style>
    <style:style style:name="T5" style:family="text">
      <style:text-properties style:font-name="Verdana" fo:font-size="13pt" style:text-underline-style="none" officeooo:rsid="00273880" style:font-size-asian="13pt" style:font-size-complex="13pt"/>
    </style:style>
    <style:style style:name="T6" style:family="text">
      <style:text-properties style:font-name="Verdana" fo:font-size="13pt" style:text-underline-style="none" fo:font-weight="bold" officeooo:rsid="0026d8eb" style:font-size-asian="13pt" style:font-weight-asian="bold" style:font-size-complex="13pt" style:font-weight-complex="bold"/>
    </style:style>
    <style:style style:name="T7" style:family="text">
      <style:text-properties style:font-name="Verdana" officeooo:rsid="00277818"/>
    </style:style>
    <style:style style:name="T8" style:family="text">
      <style:text-properties style:font-name="Verdana" officeooo:rsid="00309561"/>
    </style:style>
    <style:style style:name="T9" style:family="text">
      <style:text-properties style:font-name="Verdana" fo:font-weight="normal" officeooo:rsid="0031700d" style:font-weight-asian="normal" style:font-weight-complex="normal"/>
    </style:style>
    <style:style style:name="T10" style:family="text">
      <style:text-properties style:font-name="Verdana" officeooo:rsid="0031700d"/>
    </style:style>
    <style:style style:name="T11" style:family="text">
      <style:text-properties style:font-name="Verdana" officeooo:rsid="0033e439"/>
    </style:style>
    <style:style style:name="T12" style:family="text">
      <style:text-properties style:font-name="Verdana" officeooo:rsid="0039014a"/>
    </style:style>
    <style:style style:name="T13" style:family="text">
      <style:text-properties officeooo:rsid="0023a319"/>
    </style:style>
    <style:style style:name="T14" style:family="text">
      <style:text-properties officeooo:rsid="0025f8dd"/>
    </style:style>
    <style:style style:name="T15" style:family="text">
      <style:text-properties fo:color="#000000" style:font-name="Verdana" fo:font-size="13pt" style:font-size-asian="13pt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6d8eb" style:font-size-asian="13pt" style:font-size-complex="13pt"/>
    </style:style>
    <style:style style:name="T18" style:family="text">
      <style:text-properties fo:font-size="13pt" officeooo:rsid="00273880" style:font-size-asian="13pt" style:font-size-complex="13pt"/>
    </style:style>
    <style:style style:name="T19" style:family="text">
      <style:text-properties fo:font-size="13pt" officeooo:rsid="001f1903" style:font-size-asian="13pt" style:font-size-complex="13pt"/>
    </style:style>
    <style:style style:name="T20" style:family="text">
      <style:text-properties fo:font-size="13pt" officeooo:rsid="0021d3f6" style:font-size-asian="13pt" style:font-size-complex="13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33e439" style:font-size-asian="13pt" style:font-weight-asian="bold" style:font-size-complex="13pt" style:font-weight-complex="bold"/>
    </style:style>
    <style:style style:name="T23" style:family="text">
      <style:text-properties fo:font-size="13pt" fo:font-weight="bold" officeooo:rsid="00273880" style:font-size-asian="13pt" style:font-weight-asian="bold" style:font-size-complex="13pt" style:font-weight-complex="bold"/>
    </style:style>
    <style:style style:name="T24" style:family="text">
      <style:text-properties fo:font-size="13pt" fo:font-weight="bold" officeooo:rsid="0021d3f6" style:font-size-asian="13pt" style:font-weight-asian="bold" style:font-size-complex="13pt" style:font-weight-complex="bold"/>
    </style:style>
    <style:style style:name="T25" style:family="text">
      <style:text-properties officeooo:rsid="0027781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Verdana1" fo:font-weight="normal" officeooo:rsid="002e806c" style:font-name-asian="Verdana1" style:font-weight-asian="normal" style:font-name-complex="Verdana1" style:font-weight-complex="normal"/>
    </style:style>
    <style:style style:name="T28" style:family="text"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29" style:family="text">
      <style:text-properties officeooo:rsid="00309561"/>
    </style:style>
    <style:style style:name="T30" style:family="text">
      <style:text-properties officeooo:rsid="0031700d"/>
    </style:style>
    <style:style style:name="T31" style:family="text">
      <style:text-properties fo:font-weight="bold" officeooo:rsid="0025f8dd" style:font-weight-asian="bold" style:font-weight-complex="bold"/>
    </style:style>
    <style:style style:name="T32" style:family="text">
      <style:text-properties fo:font-weight="bold" officeooo:rsid="0023a319" style:font-weight-asian="bold" style:font-weight-complex="bold"/>
    </style:style>
    <style:style style:name="T33" style:family="text">
      <style:text-properties officeooo:rsid="0036cc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yril DEMAND</text:p>
      <text:p text:style-name="P2"><text:span text:style-name="T2">1</text:span><text:span text:style-name="T1">8</text:span><text:span text:style-name="T2"> ans </text:span></text:p>
      <text:p text:style-name="P1">135 rue du clinquet</text:p>
      <text:p text:style-name="P2">59200 Tourcoing</text:p>
      <text:p text:style-name="P4"><text:a xlink:type="simple" xlink:href="mailto:cydemand@gmail.com" text:style-name="Internet_20_link" text:visited-style-name="Visited_20_Internet_20_Link"><text:span text:style-name="T9">cydemand@gmail.com</text:span></text:a></text:p>
      <text:p text:style-name="P5"><text:span text:style-name="T27"> </text:span><text:span text:style-name="T26">07 83 23 41 01</text:span></text:p>
      <text:p text:style-name="P7">FORMATION<text:span text:style-name="T30">S</text:span></text:p>
      <text:list xml:id="list3900374276" text:style-name="L1">
        <text:list-item>
          <text:p text:style-name="P14"><text:span text:style-name="T33">S</text:span>eptembre 2020<text:span text:style-name="T14"> </text:span><text:span text:style-name="T31">DUT Informatique</text:span><text:span text:style-name="T14"> – IUT A Villeneuve d’Ascq </text:span></text:p>
        </text:list-item>
        <text:list-item>
          <text:p text:style-name="P15"><text:span text:style-name="T4">Juin 2020 </text:span><text:span text:style-name="T6">Baccalauréat <text:s/>scientifique</text:span><text:span text:style-name="T4"> – </text:span><text:span text:style-name="T15">EIC Lycée polyvalent privé industriel et commercial </text:span><text:span text:style-name="T4">spécial</text:span><text:span text:style-name="T5">ité sciences de l’ingénieur </text:span></text:p>
          <text:p text:style-name="P13"><text:span text:style-name="T4">Option </text:span><text:span text:style-name="T5">informatique et sciences du numérique</text:span><text:span text:style-name="T4"> </text:span><text:span text:style-name="T6">Mention bien</text:span></text:p>
        </text:list-item>
        <text:list-item>
          <text:p text:style-name="P18"><text:span text:style-name="T17">Juin 2017 </text:span><text:span text:style-name="T23">Brevet des collèges</text:span><text:span text:style-name="T18"> – Collège Charles de Foucauld </text:span><text:span text:style-name="T22">Mention bien</text:span></text:p>
        </text:list-item>
      </text:list>
      <text:p text:style-name="P8">EXPÉRIENCES PROFESSIONNELLES </text:p>
      <text:list xml:id="list4063669218" text:style-name="L2">
        <text:list-item>
          <text:p text:style-name="P19"><text:span text:style-name="T25">Juillet 2020</text:span> <text:span text:style-name="T32">agent d’entretien </text:span><text:span text:style-name="T13">au centre hospitalier Dron.</text:span></text:p>
        </text:list-item>
        <text:list-item>
          <text:p text:style-name="P16"><text:span text:style-name="T18">Juin 2018 </text:span><text:span text:style-name="T23">stage d’observation</text:span><text:span text:style-name="T18"> d’une semaine au centre hospitalier Dron </text:span><text:span text:style-name="T17">(Servic</text:span><text:span text:style-name="T19">e informatique)</text:span><text:span text:style-name="T17">.</text:span></text:p>
        </text:list-item>
        <text:list-item>
          <text:p text:style-name="P17"><text:span text:style-name="T17">Février 2017</text:span><text:span text:style-name="T16"> </text:span><text:span text:style-name="T21">stage </text:span><text:span text:style-name="T24">d’observation</text:span><text:span text:style-name="T20"> d’une semaine</text:span><text:span text:style-name="T16"> au centre hospi</text:span><text:span text:style-name="T19">talie</text:span><text:span text:style-name="T16">r Dron.(</text:span><text:span text:style-name="T19">Hôpital de jour)</text:span><text:span text:style-name="T16">.</text:span></text:p>
        </text:list-item>
      </text:list>
      <text:p text:style-name="P9">LANGUES</text:p>
      <text:p text:style-name="P11"><text:span text:style-name="T28">-</text:span><text:span text:style-name="T2"> </text:span><text:span text:style-name="T8">A</text:span><text:span text:style-name="T2">nglais </text:span><text:span text:style-name="T10">bon niveau </text:span><text:span text:style-name="T11">(B1/B2)</text:span></text:p>
      <text:p text:style-name="P12">- <text:span text:style-name="T29">E</text:span>spagnol <text:span text:style-name="T30">niveau correct (A2/B1)</text:span></text:p>
      <text:p text:style-name="P6">Centre d'intérêts</text:p>
      <text:p text:style-name="P10"><text:span text:style-name="T2">- </text:span><text:span text:style-name="T8">M</text:span><text:span text:style-name="T7">usculation poids du corps</text:span></text:p>
      <text:p text:style-name="P10"><text:span text:style-name="T2">- </text:span><text:span text:style-name="T8">P</text:span><text:span text:style-name="T3">iano</text:span></text:p>
      <text:p text:style-name="P10"><text:span text:style-name="T3">- </text:span><text:span text:style-name="T12">Echec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5+494 sd</meta:initial-creator>
    <meta:creation-date>2018-01-14T16:16:23.22</meta:creation-date>
    <dc:date>2021-03-27T13:54:35.499000000</dc:date>
    <meta:editing-duration>PT2H5M49S</meta:editing-duration>
    <meta:editing-cycles>24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123" meta:character-count="818" meta:non-whitespace-character-count="716"/>
  </office:meta>
</office:document-meta>
</file>